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02cm" fo:min-width="1.659cm"/>
    </style:style>
    <style:style style:name="gr2" style:family="graphic" style:parent-style-name="standard">
      <style:graphic-properties draw:textarea-horizontal-align="justify" draw:textarea-vertical-align="middle" draw:auto-grow-height="false" fo:min-height="3.179cm" fo:min-width="12.073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02cm" fo:min-width="1.659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4.322cm" fo:min-width="3.437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437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294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0" style:family="graphic" style:parent-style-name="standard">
      <style:graphic-properties draw:fill="none" draw:fill-color="#dddddd" draw:textarea-horizontal-align="justify" draw:textarea-vertical-align="middle" draw:auto-grow-height="false" fo:min-height="0.512cm" fo:min-width="0.516cm" draw:shadow="hidden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5.752cm" fo:min-width="17.2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9.402cm" fo:min-width="17.28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3.179cm" fo:min-width="5.088cm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2.671cm" fo:min-width="12.785cm"/>
    </style:style>
    <style:style style:name="gr17" style:family="graphic" style:parent-style-name="standard">
      <style:graphic-properties draw:textarea-horizontal-align="justify" draw:textarea-vertical-align="middle" draw:auto-grow-height="false" fo:min-height="4.068cm" fo:min-width="4.961cm"/>
    </style:style>
    <style:style style:name="gr18" style:family="graphic" style:parent-style-name="standard">
      <style:graphic-properties draw:textarea-horizontal-align="justify" draw:textarea-vertical-align="middle" draw:auto-grow-height="false" fo:min-height="5.719cm" fo:min-width="6.866cm"/>
    </style:style>
    <style:style style:name="gr19" style:family="graphic" style:parent-style-name="standard">
      <style:graphic-properties draw:textarea-horizontal-align="justify" draw:textarea-vertical-align="middle" draw:auto-grow-height="false" fo:min-height="4.83cm" fo:min-width="15.121cm"/>
    </style:style>
    <style:style style:name="gr20" style:family="graphic" style:parent-style-name="standard">
      <style:graphic-properties draw:textarea-horizontal-align="justify" draw:textarea-vertical-align="middle" draw:auto-grow-height="false" fo:min-height="2.925cm" fo:min-width="15.12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27cm" svg:x="2.905cm" svg:y="4.302cm">
          <text:p text:style-name="P1"><text:span text:style-name="T1">Name of </text:span></text:p>
          <text:p text:style-name="P1"><text:span text:style-name="T1">online marketpla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573cm" svg:height="3.429cm" svg:x="6.08cm" svg:y="5.953cm">
          <text:p text:style-name="P3"><text:span text:style-name="T2">Welcome back &lt;address&gt;. </text:span></text:p>
          <text:p text:style-name="P3"><text:span text:style-name="T2">The last time you logged on was DD/MM/YYYY and</text:span></text:p>
          <text:p text:style-name="P3"><text:span text:style-name="T2">You have X balance for withdrawal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27cm" svg:x="2.651cm" svg:y="6.334cm">
          <text:p text:style-name="P1">Store</text:p>
          <text:p text:style-name="P1">Fron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16.494cm" svg:y="4.302cm">
          <text:p text:style-name="P1"><text:span text:style-name="T1">Log out?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1.27cm" svg:x="3.032cm" svg:y="13.954cm">
          <text:p text:style-name="P1"><text:span text:style-name="T1">Name of </text:span></text:p>
          <text:p text:style-name="P1"><text:span text:style-name="T1">online marketplac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937cm" svg:height="4.572cm" svg:x="6.588cm" svg:y="16.367cm">
          <text:p text:style-name="P1">Store</text:p>
          <text:p text:style-name="P1">Front</text:p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1.27cm" svg:x="16.621cm" svg:y="13.954cm">
          <text:p text:style-name="P1"><text:span text:style-name="T1">Log out?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937cm" svg:height="1.27cm" svg:x="11.414cm" svg:y="17.002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794cm" svg:height="1.27cm" svg:x="2.778cm" svg:y="16.24cm">
          <text:p text:style-name="P1">Store</text:p>
          <text:p text:style-name="P1">Fronts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9.866cm" svg:height="0.962cm" svg:x="5.866cm" svg:y="1.943cm">
          <draw:text-box>
            <text:p>Approved store owner homepage</text:p>
          </draw:text-box>
        </draw:frame>
        <draw:frame draw:style-name="gr9" draw:text-style-name="P5" draw:layer="layout" svg:width="11.327cm" svg:height="0.962cm" svg:x="6.207cm" svg:y="12.611cm">
          <draw:text-box>
            <text:p>After clicking on the store fronts button</text:p>
          </draw:text-box>
        </draw:frame>
        <draw:custom-shape draw:style-name="gr4" draw:text-style-name="P2" draw:layer="layout" svg:width="2.159cm" svg:height="1.27cm" svg:x="16.772cm" svg:y="26.019cm">
          <text:p text:style-name="P1"><text:span text:style-name="T1">Add new</text:span></text:p>
          <text:p text:style-name="P1"><text:span text:style-name="T1">Store fron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0.762cm" svg:x="9.509cm" svg:y="16.494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3.82cm" svg:height="0.962cm" svg:x="4.175cm" svg:y="28.178cm">
          <draw:text-box>
            <text:p>Image should say “click me to edit shop details”</text:p>
          </draw:text-box>
        </draw:frame>
        <draw:custom-shape draw:style-name="gr11" draw:text-style-name="P7" draw:layer="layout" svg:width="17.78cm" svg:height="16.002cm" svg:x="2.016cm" svg:y="12.43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7.78cm" svg:height="9.652cm" svg:x="1.508cm" svg:y="1.12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7.239cm" svg:height="1.673cm" svg:x="11.414cm" svg:y="18.907cm">
          <draw:text-box>
            <text:p>Revenue: XX</text:p>
          </draw:text-box>
        </draw:frame>
        <draw:custom-shape draw:style-name="gr1" draw:text-style-name="P2" draw:layer="layout" svg:width="2.159cm" svg:height="1.27cm" svg:x="15.732cm" svg:y="18.78cm">
          <text:p text:style-name="P1"><text:span text:style-name="T1">Withdraw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937cm" svg:height="4.572cm" svg:x="6.615cm" svg:y="21.066cm">
          <text:p text:style-name="P1">Store</text:p>
          <text:p text:style-name="P1">Front</text:p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937cm" svg:height="1.27cm" svg:x="11.441cm" svg:y="21.701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762cm" svg:x="9.536cm" svg:y="21.193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7.239cm" svg:height="1.673cm" svg:x="11.441cm" svg:y="23.606cm">
          <draw:text-box>
            <text:p>Revenue: XX</text:p>
          </draw:text-box>
        </draw:frame>
        <draw:custom-shape draw:style-name="gr1" draw:text-style-name="P2" draw:layer="layout" svg:width="2.159cm" svg:height="1.27cm" svg:x="15.759cm" svg:y="23.479cm">
          <text:p text:style-name="P1"><text:span text:style-name="T1">Withdraw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.159cm" svg:height="1.27cm" svg:x="2.524cm" svg:y="2.143cm">
          <text:p text:style-name="P1"><text:span text:style-name="T1">Name of </text:span></text:p>
          <text:p text:style-name="P1"><text:span text:style-name="T1">online </text:span><text:span text:style-name="T1">marketpla</text:span><text:span text:style-name="T1">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16.113cm" svg:y="2.143cm">
          <text:p text:style-name="P1"><text:span text:style-name="T1">Log out?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3.429cm" svg:x="6.715cm" svg:y="4.429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937cm" svg:height="1.27cm" svg:x="12.938cm" svg:y="4.556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794cm" svg:height="1.27cm" svg:x="2.27cm" svg:y="4.429cm">
          <text:p text:style-name="P1">Store</text:p>
          <text:p text:style-name="P1">Front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3.285cm" svg:height="2.921cm" svg:x="6.715cm" svg:y="8.366cm">
          <text:p text:style-name="P1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937cm" svg:height="1.27cm" svg:x="7.096cm" svg:y="12.43cm">
          <text:p text:style-name="P1">Item 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5.461cm" svg:height="4.318cm" svg:x="11.541cm" svg:y="12.049cm">
          <text:p text:style-name="P1">Item Imag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937cm" svg:height="1.27cm" svg:x="7.096cm" svg:y="17.383cm">
          <text:p text:style-name="P1">Item 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5.461cm" svg:height="4.318cm" svg:x="11.668cm" svg:y="17.002cm">
          <text:p text:style-name="P1">Item Image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601cm" svg:height="0.962cm" svg:x="7.477cm" svg:y="2.016cm">
          <draw:text-box>
            <text:p>Store page</text:p>
          </draw:text-box>
        </draw:frame>
        <draw:custom-shape draw:style-name="gr1" draw:text-style-name="P2" draw:layer="layout" svg:width="2.159cm" svg:height="1.27cm" svg:x="15.074cm" svg:y="23.987cm">
          <text:p text:style-name="P1"><text:span text:style-name="T1">Save store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159cm" svg:height="1.27cm" svg:x="17.487cm" svg:y="23.987cm">
          <text:p text:style-name="P1"><text:span text:style-name="T1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159cm" svg:height="1.27cm" svg:x="12.661cm" svg:y="23.987cm">
          <text:p text:style-name="P1"><text:span text:style-name="T1">Add i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3.647cm" svg:height="0.962cm" svg:x="3.54cm" svg:y="22.898cm">
          <draw:text-box>
            <text:p>Image should say “click me to edit item details”</text:p>
          </draw:text-box>
        </draw:frame>
        <draw:custom-shape draw:style-name="gr10" draw:text-style-name="P6" draw:layer="layout" svg:width="1.016cm" svg:height="0.762cm" svg:x="15.859cm" svg:y="12.303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0.762cm" svg:x="15.859cm" svg:y="17.383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2.159cm" svg:height="1.27cm" svg:x="2.524cm" svg:y="2.143cm">
          <text:p text:style-name="P1"><text:span text:style-name="T1">Name of </text:span></text:p>
          <text:p text:style-name="P1"><text:span text:style-name="T1">online </text:span><text:span text:style-name="T1">marketpl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16.113cm" svg:y="2.143cm">
          <text:p text:style-name="P1"><text:span text:style-name="T1">Log out?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366cm" svg:height="5.969cm" svg:x="3.032cm" svg:y="4.048cm">
          <text:p text:style-name="P1">L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937cm" svg:height="1.27cm" svg:x="11.541cm" svg:y="4.302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5.621cm" svg:height="5.08cm" svg:x="3.032cm" svg:y="10.525cm"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27cm" svg:x="14.843cm" svg:y="19.796cm">
          <text:p text:style-name="P1"><text:span text:style-name="T1">Update product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159cm" svg:height="1.27cm" svg:x="17.51cm" svg:y="19.796cm">
          <text:p text:style-name="P1"><text:span text:style-name="T1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937cm" svg:height="1.27cm" svg:x="11.541cm" svg:y="5.826cm">
          <text:p text:style-name="P1">Pr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937cm" svg:height="1.27cm" svg:x="11.541cm" svg:y="7.35cm">
          <text:p text:style-name="P1">Qua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5.621cm" svg:height="3.175cm" svg:x="3.032cm" svg:y="15.986cm">
          <text:p text:style-name="P1">Review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27cm" svg:height="0.962cm" svg:x="7.478cm" svg:y="2.016cm">
          <draw:text-box>
            <text:p>Product p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5:11:48.950558878</meta:creation-date>
    <dc:date>2018-07-19T16:50:51.204311570</dc:date>
    <meta:editing-duration>PT16M40S</meta:editing-duration>
    <meta:editing-cycles>2</meta:editing-cycles>
    <meta:generator>LibreOffice/5.1.6.2$Linux_X86_64 LibreOffice_project/10m0$Build-2</meta:generator>
    <meta:document-statistic meta:object-count="51"/>
  </office:meta>
</office:document-meta>
</file>